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D0000027A1D035F624630B950.png" manifest:media-type="image/png"/>
  <manifest:file-entry manifest:full-path="Pictures/10000000000003D1000002796B5862AAD69815E8.png" manifest:media-type="image/png"/>
  <manifest:file-entry manifest:full-path="Pictures/10000000000002B4000001A32EBC506E723CD9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fa0" officeooo:paragraph-rsid="0014bfa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3</text:p>
      <text:p text:style-name="P1"/>
      <text:p text:style-name="P1"><draw:frame draw:style-name="fr1" draw:name="Figura1" text:anchor-type="char" svg:y="0.002cm" svg:width="15cm" svg:height="9.774cm" draw:z-index="0"><draw:image xlink:href="Pictures/10000000000003CD0000027A1D035F624630B950.png" xlink:type="simple" xlink:show="embed" xlink:actuate="onLoad"/></draw:frame></text:p>
      <text:p text:style-name="P1"/>
      <text:p text:style-name="P1"><draw:frame draw:style-name="fr2" draw:name="Figura2" text:anchor-type="char" svg:x="1.132cm" svg:y="0.443cm" svg:width="15cm" svg:height="9.717cm" draw:z-index="1"><draw:image xlink:href="Pictures/10000000000003D1000002796B5862AAD69815E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Figura3" text:anchor-type="paragraph" svg:width="17cm" svg:height="10.292cm" draw:z-index="2"><draw:image xlink:href="Pictures/10000000000002B4000001A32EBC506E723CD91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7:34:30.497000000</meta:creation-date>
    <dc:date>2018-04-04T08:13:47.268000000</dc:date>
    <meta:editing-duration>PT18M53S</meta:editing-duration>
    <meta:editing-cycles>5</meta:editing-cycles>
    <meta:generator>LibreOffice/5.3.1.2$Windows_X86_64 LibreOffice_project/e80a0e0fd1875e1696614d24c32df0f95f03deb2</meta:generator>
    <meta:document-statistic meta:table-count="0" meta:image-count="3" meta:object-count="0" meta:page-count="3" meta:paragraph-count="1" meta:word-count="1" meta:character-count="2" meta:non-whitespace-character-count="2"/>
  </office:meta>
</office:document-meta>
</file>